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Oscar Wilde, a self-professed socialist who wrote </text:span><text:span text:style-name="Emphasis"><text:span text:style-name="T6">The Soul of Man Under Socialism</text:span></text:span><text:span text:style-name="T6">, incorporated these themes into his opus for reasons more important to him than advancing that cause. Though Wilde supported socialism, an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text:span><text:soft-page-break/><text:span text:style-name="T6">Algernon and Jack, who “Bunbury”, or visit fabricated friends (named after the man that Algernon “visits”)--including ending both of their engagements. These lies and the many other instances of a lack of respect for Victorian morals, such as earnestness and respect for others, criticizes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but it exposes a deep metaphor in the work. Killeen argues that Wilde did not solely claim socialism because he believed in its basic principles; instead, he proposes, Wilde utilized the socialism for other purposes. Killeen argue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h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text:span><text:soft-page-break/><text:span text:style-name="T6">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more directly leads the audience to the theme that the socialist theme represents, the belief that England is oppressing Ireland just as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Wilde mocking the upper class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text:span><text:soft-page-break/><text:span text:style-name="T6">hypocrisy; the 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text:span></text:p>
        <text:p text:style-name="P9"><text:span text:style-name="T6">Another instance of Wilde ridiculing the rich occurs when Lady Bracknell insults Algernon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rich. By portraying the aristocrats in this play as devoid of morality and sympathy, Wilde harshly criticizes them, forging strong socialist themes in the process.</text:span></text:p>
        <text:p text:style-name="P9"><text:span text:style-name="T6">This ridicule equally attacks characters from the town and from the country—despite the dichotomy between the two domains—demonstrating that Wilde is mocking the English upper-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The fact that both partake in this </text:span><text:soft-page-break/><text:span text:style-name="T6">action shows the balance between the Londoners and the country-dwellers in the play. He emphasizes this balance by occasionally giving foils, the exact same line. For example, when Gwendolen and Cecily determine that some deception has occurred, Gwendolen first asks Jack, “A moment! May I ask if you are engaged to be married to this young lady?”, to which he responsd,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Wilde further creates socialist themes and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text:span><text:soft-page-break/><text:span text:style-name="T6">including those of the society of the time, theoretically, value honesty as a virtue rather than a crime (</text:span><text:span text:style-name="T12">Tamminen-Kivistö 48)</text:span><text:span text:style-name="T6">. This line uses hyperbole to emphasize how dishonest the aristocrats were by suggesting that one might apologize for straying from the norm and living a life free from lies. The criticism continues when Gwendolen responds, “I can. For I feel that you are sure to change” (54). This reinforces the idea that the status quo in noble society is deceit; Gwendolen does not even consider the outlandish possibility that Jack might continue his honesty. 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Just a few years before Wilde’s birth, the Great Irish Famine occurred, and the English allowed 1 million Irish to starve to death while still Ireland still exported food (Killeen 134).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text:soft-page-break/>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text:span><text:soft-page-break/><text:span text:style-name="T11">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text:span><text:span text:style-name="T11">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text:span><text:soft-page-break/><text:span text:style-name="T6">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text:span></text:p>
        <text:p text:style-name="P10">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p>
      </text:section>
      <text:p text:style-name="P9"/>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5">Tamminen-Kivistö. “Victorian Society on a Small Scale? – Upper Social Classes as the Targets of Critique in <text:span text:style-name="T1">The Importance of Being Earnest</text:span> by Oscar Wilde.” Diss. U of Tampere, 2005. </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8T22:22:24</dc:date>
    <meta:editing-cycles>138</meta:editing-cycles>
    <meta:editing-duration>P1DT8H44M28S</meta:editing-duration>
    <meta:user-defined meta:name="Info 1"/>
    <meta:user-defined meta:name="Info 2"/>
    <meta:user-defined meta:name="Info 3"/>
    <meta:user-defined meta:name="Info 4"/>
    <meta:document-statistic meta:table-count="0" meta:image-count="0" meta:object-count="0" meta:page-count="10" meta:paragraph-count="28" meta:word-count="3233" meta:character-count="20291"/>
  </office:meta>
</office:document-meta>
</file>